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style:font-weight-complex="bold"/>
    </style:style>
    <style:style style:name="P2" style:parent-style-name="Normal" style:family="paragraph">
      <style:text-properties style:font-name="Times New Roman" style:font-name-asian="Times New Roman" style:font-name-complex="Times New Roman"/>
    </style:style>
    <style:style style:name="P3" style:parent-style-name="Normal" style:family="paragraph">
      <style:text-properties style:font-name="Times New Roman" style:font-name-asian="Times New Roman" style:font-name-complex="Times New Roman"/>
    </style:style>
  </office:automatic-styles>
  <office:body>
    <office:text text:use-soft-page-breaks="true">
      <text:p text:style-name="P1">2D<text:s/>Sprite editor by Unity</text:p>
      <text:p text:style-name="P2">2D Sprite Editor is integrated into Unity, making development with 2D sprites or sprite sheets easier. One advantage of the 2D Sprite Editor is slicing into multiple parts of a sprite sheet, which allows it to create easier animations and helps in better asset management. It also allows for setting a custom pivot point and editing the bounds of individual sprites, which offers finer control over positioning and animation behavior. The Sprite Editor allows the automatic slicing of uniform grids and manual slicing for more elaborate sprites, adding flexibility depending on the asset's requirements. One serious drawback is that, although Sprite Editor is great for a simple and middle-level task, it needs advanced editing of sprites or pixel art, and detailed work may be required with some other specialized software, such as Aseprite or Photoshop.</text:p>
      <text:p text:style-name="P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huc Hoang</meta:initial-creator>
    <dc:creator>Phuc Hoang</dc:creator>
    <meta:creation-date>2024-11-03T03:19:00Z</meta:creation-date>
    <dc:date>2024-11-03T03:19:00Z</dc:date>
    <meta:template xlink:href="Normal.dotm" xlink:type="simple"/>
    <meta:editing-cycles>1</meta:editing-cycles>
    <meta:editing-duration>PT0S</meta:editing-duration>
    <meta:document-statistic meta:page-count="1" meta:paragraph-count="1" meta:word-count="131" meta:character-count="882" meta:row-count="6" meta:non-whitespace-character-count="752"/>
  </office:meta>
</office:document-meta>
</file>